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rriweather" svg:font-family="Merriweather, Georgia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1a1a1a" style:font-name="Merriweather" fo:font-size="12pt" fo:letter-spacing="normal" fo:font-style="normal" fo:font-weight="bold"/>
    </style:style>
    <style:style style:name="T2" style:family="text">
      <style:text-properties fo:font-variant="normal" fo:text-transform="none" fo:color="#1a1a1a" style:font-name="Merriweather" fo:font-size="12pt" fo:letter-spacing="normal" fo:font-style="normal" fo:font-weight="normal"/>
    </style:style>
    <style:style style:name="T3" style:family="text">
      <style:text-properties fo:font-variant="normal" fo:text-transform="none" fo:color="#1a1a1a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Controllers should be stateless</text:span></text:span><text:span text:style-name="T2">! Controllers </text:span><text:span text:style-name="Strong_20_Emphasis"><text:span text:style-name="T1">are by default singletons</text:span></text:span><text:span text:style-name="T3"> </text:span><text:span text:style-name="T2">a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rriweather" svg:font-family="Merriweather, Georgia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20:14:02.862885482</meta:creation-date>
    <dc:date>2019-12-26T20:15:52.945097030</dc:date>
    <meta:editing-duration>PT1M50S</meta:editing-duration>
    <meta:editing-cycles>1</meta:editing-cycles>
    <meta:document-statistic meta:table-count="0" meta:image-count="0" meta:object-count="0" meta:page-count="1" meta:paragraph-count="1" meta:word-count="10" meta:character-count="74" meta:non-whitespace-character-count="65"/>
    <meta:generator>LibreOffice/6.0.7.3$Linux_X86_64 LibreOffice_project/00m0$Build-3</meta:generator>
  </office:meta>
</office:document-meta>
</file>